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8.227cm" table:align="left"/>
    </style:style>
    <style:style style:name="Table1.A" style:family="table-column">
      <style:table-column-properties style:column-width="8.227cm"/>
    </style:style>
    <style:style style:name="Table1.A1" style:family="table-cell">
      <style:table-cell-properties style:vertical-align="middle"/>
    </style:style>
    <style:style style:name="Table2" style:family="table">
      <style:table-properties style:width="12.958cm" table:align="left"/>
    </style:style>
    <style:style style:name="Table2.A" style:family="table-column">
      <style:table-column-properties style:column-width="12.958cm"/>
    </style:style>
    <style:style style:name="Table2.A1" style:family="table-cell">
      <style:table-cell-properties style:vertical-align="middle"/>
    </style:style>
    <style:style style:name="Table3" style:family="table">
      <style:table-properties style:width="13.593cm" table:align="left"/>
    </style:style>
    <style:style style:name="Table3.A" style:family="table-column">
      <style:table-column-properties style:column-width="13.593cm"/>
    </style:style>
    <style:style style:name="Table3.A1" style:family="table-cell">
      <style:table-cell-properties style:vertical-align="middle"/>
    </style:style>
    <style:style style:name="Table4" style:family="table">
      <style:table-properties style:width="7.528cm" table:align="left"/>
    </style:style>
    <style:style style:name="Table4.A" style:family="table-column">
      <style:table-column-properties style:column-width="7.528cm"/>
    </style:style>
    <style:style style:name="Table4.A1" style:family="table-cell">
      <style:table-cell-properties style:vertical-align="middle"/>
    </style:style>
    <style:style style:name="Table5" style:family="table">
      <style:table-properties style:width="14.407cm" table:align="left"/>
    </style:style>
    <style:style style:name="Table5.A" style:family="table-column">
      <style:table-column-properties style:column-width="14.407cm"/>
    </style:style>
    <style:style style:name="Table5.A1" style:family="table-cell">
      <style:table-cell-properties style:vertical-align="middle"/>
    </style:style>
    <style:style style:name="Table6" style:family="table">
      <style:table-properties style:width="12.629cm" table:align="left"/>
    </style:style>
    <style:style style:name="Table6.A" style:family="table-column">
      <style:table-column-properties style:column-width="12.629cm"/>
    </style:style>
    <style:style style:name="Table6.A1" style:family="table-cell">
      <style:table-cell-properties style:vertical-align="middle"/>
    </style:style>
    <style:style style:name="Table7" style:family="table">
      <style:table-properties style:width="17cm" table:align="left"/>
    </style:style>
    <style:style style:name="Table7.A" style:family="table-column">
      <style:table-column-properties style:column-width="17cm"/>
    </style:style>
    <style:style style:name="Table7.A1" style:family="table-cell">
      <style:table-cell-properties style:vertical-align="middle"/>
    </style:style>
    <style:style style:name="Table8" style:family="table">
      <style:table-properties style:width="15.466cm" table:align="left"/>
    </style:style>
    <style:style style:name="Table8.A" style:family="table-column">
      <style:table-column-properties style:column-width="15.466cm"/>
    </style:style>
    <style:style style:name="Table8.A1" style:family="table-cell">
      <style:table-cell-properties style:vertical-align="middle"/>
    </style:style>
    <style:style style:name="Table9" style:family="table">
      <style:table-properties style:width="17cm" table:align="left"/>
    </style:style>
    <style:style style:name="Table9.A" style:family="table-column">
      <style:table-column-properties style:column-width="17cm"/>
    </style:style>
    <style:style style:name="Table9.A1" style:family="table-cell">
      <style:table-cell-properties style:vertical-align="middle"/>
    </style:style>
    <style:style style:name="Table10" style:family="table">
      <style:table-properties style:width="7.994cm" table:align="left"/>
    </style:style>
    <style:style style:name="Table10.A" style:family="table-column">
      <style:table-column-properties style:column-width="7.994cm"/>
    </style:style>
    <style:style style:name="Table10.A1" style:family="table-cell">
      <style:table-cell-properties style:vertical-align="middle"/>
    </style:style>
    <style:style style:name="Table11" style:family="table">
      <style:table-properties style:width="10.576cm" table:align="left"/>
    </style:style>
    <style:style style:name="Table11.A" style:family="table-column">
      <style:table-column-properties style:column-width="10.576cm"/>
    </style:style>
    <style:style style:name="Table11.A1" style:family="table-cell">
      <style:table-cell-properties style:vertical-align="middle"/>
    </style:style>
    <style:style style:name="Table12" style:family="table">
      <style:table-properties style:width="9.846cm" table:align="left"/>
    </style:style>
    <style:style style:name="Table12.A" style:family="table-column">
      <style:table-column-properties style:column-width="9.846cm"/>
    </style:style>
    <style:style style:name="Table12.A1" style:family="table-cell">
      <style:table-cell-properties style:vertical-align="middle"/>
    </style:style>
    <style:style style:name="Table13" style:family="table">
      <style:table-properties style:width="10.058cm" table:align="left"/>
    </style:style>
    <style:style style:name="Table13.A" style:family="table-column">
      <style:table-column-properties style:column-width="10.058cm"/>
    </style:style>
    <style:style style:name="Table13.A1" style:family="table-cell">
      <style:table-cell-properties style:vertical-align="middle"/>
    </style:style>
    <style:style style:name="Table14" style:family="table">
      <style:table-properties style:width="7.243cm" table:align="left"/>
    </style:style>
    <style:style style:name="Table14.A" style:family="table-column">
      <style:table-column-properties style:column-width="7.243cm"/>
    </style:style>
    <style:style style:name="Table14.A1" style:family="table-cell">
      <style:table-cell-properties style:vertical-align="middle"/>
    </style:style>
    <style:style style:name="Table15" style:family="table">
      <style:table-properties style:width="17cm" table:align="left"/>
    </style:style>
    <style:style style:name="Table15.A" style:family="table-column">
      <style:table-column-properties style:column-width="17cm"/>
    </style:style>
    <style:style style:name="Table15.A1" style:family="table-cell">
      <style:table-cell-properties style:vertical-align="middle"/>
    </style:style>
    <style:style style:name="Table16" style:family="table">
      <style:table-properties style:width="17cm" table:align="left"/>
    </style:style>
    <style:style style:name="Table16.A" style:family="table-column">
      <style:table-column-properties style:column-width="17cm"/>
    </style:style>
    <style:style style:name="Table16.A1" style:family="table-cell">
      <style:table-cell-properties style:vertical-align="middle"/>
    </style:style>
    <style:style style:name="P1" style:family="paragraph" style:parent-style-name="Text_20_body">
      <style:paragraph-properties fo:text-align="start" style:justify-single-word="false"/>
      <style:text-properties fo:font-size="12pt" style:text-underline-style="none" fo:font-weight="normal" officeooo:rsid="001d19cd" officeooo:paragraph-rsid="001ad48c" style:font-size-asian="10.5pt" style:font-weight-asian="normal" style:font-size-complex="12pt" style:font-weight-complex="normal"/>
    </style:style>
    <style:style style:name="P2" style:family="paragraph" style:parent-style-name="Standard">
      <style:paragraph-properties fo:margin-left="1.251cm" fo:margin-right="0cm" fo:text-indent="0cm" style:auto-text-indent="false"/>
    </style:style>
    <style:style style:name="P3" style:family="paragraph" style:parent-style-name="Standard">
      <style:paragraph-properties fo:margin-left="1.251cm" fo:margin-right="0cm" fo:text-indent="0cm" style:auto-text-indent="false"/>
      <style:text-properties officeooo:paragraph-rsid="00194d93"/>
    </style:style>
    <style:style style:name="P4" style:family="paragraph" style:parent-style-name="Standard">
      <style:paragraph-properties fo:margin-left="0cm" fo:margin-right="0cm" fo:text-indent="0cm" style:auto-text-indent="false"/>
      <style:text-properties officeooo:rsid="00194d93" officeooo:paragraph-rsid="001ad48c"/>
    </style:style>
    <style:style style:name="P5" style:family="paragraph" style:parent-style-name="Standard" style:list-style-name="L1">
      <style:text-properties fo:font-size="16pt" style:text-underline-style="solid" style:text-underline-width="auto" style:text-underline-color="font-color" fo:font-weight="bold" officeooo:rsid="00194d93" officeooo:paragraph-rsid="00194d93" style:font-size-asian="16pt" style:font-weight-asian="bold" style:font-size-complex="16pt" style:font-weight-complex="bold"/>
    </style:style>
    <style:style style:name="P6" style:family="paragraph" style:parent-style-name="Standard">
      <style:paragraph-properties fo:margin-left="0cm" fo:margin-right="0cm" fo:text-indent="0cm" style:auto-text-indent="false"/>
      <style:text-properties officeooo:rsid="00194d93" officeooo:paragraph-rsid="001ad48c"/>
    </style:style>
    <style:style style:name="P7" style:family="paragraph" style:parent-style-name="Standard">
      <style:paragraph-properties fo:margin-left="0cm" fo:margin-right="0cm" fo:text-indent="0cm" style:auto-text-indent="false"/>
      <style:text-properties officeooo:rsid="001bdefb" officeooo:paragraph-rsid="001bdefb"/>
    </style:style>
    <style:style style:name="P8" style:family="paragraph" style:parent-style-name="Standard">
      <style:paragraph-properties fo:margin-left="0cm" fo:margin-right="0cm" fo:text-indent="0cm" style:auto-text-indent="false"/>
      <style:text-properties fo:font-size="16pt" style:text-underline-style="solid" style:text-underline-width="auto" style:text-underline-color="font-color" fo:font-weight="bold" officeooo:paragraph-rsid="001bdefb" style:font-size-asian="16pt" style:font-weight-asian="bold" style:font-size-complex="16pt" style:font-weight-complex="bold"/>
    </style:style>
    <style:style style:name="P9" style:family="paragraph" style:parent-style-name="Standard">
      <style:paragraph-properties fo:margin-left="1.251cm" fo:margin-right="0cm" fo:text-indent="0cm" style:auto-text-indent="false"/>
      <style:text-properties officeooo:rsid="00194d93" officeooo:paragraph-rsid="001ad48c"/>
    </style:style>
    <style:style style:name="P10" style:family="paragraph" style:parent-style-name="Text_20_body">
      <style:paragraph-properties fo:margin-left="1.251cm" fo:margin-right="0cm" fo:text-align="start" style:justify-single-word="false" fo:text-indent="0cm" style:auto-text-indent="false"/>
      <style:text-properties fo:font-size="12pt" style:text-underline-style="none" fo:font-weight="normal" officeooo:rsid="001d19cd" officeooo:paragraph-rsid="001ad48c" style:font-size-asian="10.5pt" style:font-weight-asian="normal" style:font-size-complex="12pt" style:font-weight-complex="normal"/>
    </style:style>
    <style:style style:name="P11" style:family="paragraph" style:parent-style-name="Text_20_body">
      <style:paragraph-properties fo:margin-left="1.251cm" fo:margin-right="0cm" fo:text-indent="0cm" style:auto-text-indent="false"/>
      <style:text-properties officeooo:paragraph-rsid="001ad48c"/>
    </style:style>
    <style:style style:name="P12" style:family="paragraph" style:parent-style-name="Text_20_body" style:list-style-name="L2"/>
    <style:style style:name="P13" style:family="paragraph" style:parent-style-name="Text_20_body">
      <style:paragraph-properties fo:margin-top="0cm" fo:margin-bottom="0cm" style:contextual-spacing="false"/>
    </style:style>
    <style:style style:name="P14" style:family="paragraph" style:parent-style-name="Text_20_body" style:list-style-name="L2">
      <style:paragraph-properties fo:margin-top="0cm" fo:margin-bottom="0cm" style:contextual-spacing="false"/>
    </style:style>
    <style:style style:name="P15" style:family="paragraph" style:parent-style-name="Preformatted_20_Text">
      <style:paragraph-properties fo:margin-left="1.251cm" fo:margin-right="0cm" fo:text-indent="0cm" style:auto-text-indent="false"/>
      <style:text-properties officeooo:paragraph-rsid="001ad48c"/>
    </style:style>
    <style:style style:name="P16" style:family="paragraph" style:parent-style-name="Preformatted_20_Text">
      <style:paragraph-properties fo:margin-left="1.251cm" fo:margin-right="0cm" fo:margin-top="0cm" fo:margin-bottom="0.499cm" style:contextual-spacing="false" fo:text-indent="0cm" style:auto-text-indent="false"/>
      <style:text-properties officeooo:paragraph-rsid="001ad48c"/>
    </style:style>
    <style:style style:name="P17" style:family="paragraph" style:parent-style-name="Heading_20_2">
      <style:paragraph-properties fo:margin-left="1.251cm" fo:margin-right="0cm" fo:text-indent="0cm" style:auto-text-indent="false"/>
      <style:text-properties officeooo:paragraph-rsid="001ad48c"/>
    </style:style>
    <style:style style:name="T1" style:family="text">
      <style:text-properties fo:font-size="16pt" style:text-underline-style="solid" style:text-underline-width="auto" style:text-underline-color="font-color" fo:font-weight="bold" officeooo:rsid="001d19cd" style:font-size-asian="16pt" style:font-weight-asian="bold" style:font-size-complex="16pt" style:font-weight-complex="bold"/>
    </style:style>
    <style:style style:name="T2" style:family="text">
      <style:text-properties fo:font-size="16pt" style:font-size-asian="16pt" style:font-size-complex="16pt"/>
    </style:style>
    <style:style style:name="T3" style:family="text">
      <style:text-properties officeooo:rsid="001bdefb"/>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226137329651046740" text:style-name="L1">
        <text:list-item>
          <text:p text:style-name="P5">Makefile for C files to get object files</text:p>
        </text:list-item>
      </text:list>
      <text:p text:style-name="P3"/>
      <text:p text:style-name="P3"><text:span text:style-name="Source_20_Text">CC = gcc # Compiler to use</text:span></text:p>
      <text:p text:style-name="P2"><text:span text:style-name="Source_20_Text">OPTIONS = -O2 -g -Wall # -g for debug, -O2 for optimise and -Wall additional messages</text:span></text:p>
      <text:p text:style-name="P2"><text:span text:style-name="Source_20_Text">INCLUDES = -I . # Directory for header file</text:span></text:p>
      <text:p text:style-name="P2"><text:span text:style-name="Source_20_Text">OBJS = main.o module.o # List of objects to be build</text:span></text:p>
      <text:p text:style-name="P2"><text:span text:style-name="Source_20_Text">.PHONY: all clean # To declare all, clean are not files</text:span></text:p>
      <text:p text:style-name="P2"> </text:p>
      <text:p text:style-name="P2"><text:span text:style-name="Source_20_Text">all: ${OBJS}</text:span></text:p>
      <text:p text:style-name="P2"><text:span text:style-name="Source_20_Text">    @echo "Building.." # To print "Building.." message</text:span></text:p>
      <text:p text:style-name="P2"><text:span text:style-name="Source_20_Text">    ${CC} ${OPTIONS} ${INCLUDES} ${OBJS} -o target_bin </text:span></text:p>
      <text:p text:style-name="P2"> </text:p>
      <text:p text:style-name="P2"><text:span text:style-name="Source_20_Text">%.o: %.c  # % pattern wildcard matching</text:span></text:p>
      <text:p text:style-name="P2"><text:span text:style-name="Source_20_Text">    ${CC} ${OPTIONS} -c $*.c ${INCLUDES}</text:span></text:p>
      <text:p text:style-name="P2"><text:span text:style-name="Source_20_Text">list:</text:span></text:p>
      <text:p text:style-name="P2"><text:span text:style-name="Source_20_Text">    @echo $(shell ls) # To print output of command 'ls'</text:span></text:p>
      <text:p text:style-name="P2"> </text:p>
      <text:p text:style-name="P2"><text:span text:style-name="Source_20_Text">clean:</text:span></text:p>
      <text:p text:style-name="P2"><text:span text:style-name="Source_20_Text">    @echo "Cleaning up.."</text:span></text:p>
      <text:p text:style-name="P2"><text:span text:style-name="Source_20_Text">    -rm -rf *.o # - prefix for ignoring errors and continue execution</text:span></text:p>
      <text:p text:style-name="P2"><text:span text:style-name="Source_20_Text">    -rm target_bin</text:span></text:p>
      <text:p text:style-name="P3"/>
      <text:p text:style-name="P4"><text:span text:style-name="T2">2</text:span>.<text:span text:style-name="T1">How to build Kernel module makefile</text:span></text:p>
      <text:p text:style-name="P1"/>
      <text:p text:style-name="P10">This is one the essential and important task. Many time we upgrade our kernel and some precompiled drivers won’t work with Linux. Especially if you have weird hardware; then vendor may send you driver code aka C files to compile. Or even you can write your own Linux kernel driver. Compiling kernel driver is easy. Kernel 2.6.xx makes it even much more easier. Following steps are required to compile driver as module:</text:p>
      <text:p text:style-name="P11"><text:bookmark text:name="aswift_0_expand"/><text:bookmark text:name="aswift_0_anchor"/>1) You need running kernel source code; if you don’t have a source code download it from <text:a xlink:type="simple" xlink:href="https://kernel.org/">kernel.org</text:a>. Untar kernel source code (tar ball) in /usr/src using tar command:<text:line-break/><text:span text:style-name="Source_20_Text">$ tar -zxvf kernel* -C /usr/src</text:span></text:p>
      <text:p text:style-name="P11">To be frank kernel headers are more than sufficient to compile kernel modules / drivers. See how to install kernel headers under <text:a xlink:type="simple" xlink:href="https://www.cyberciti.biz/faq/howto-install-kernel-headers-package/">Debian / Ubuntu Linux</text:a> or <text:a xlink:type="simple" xlink:href="https://www.cyberciti.biz/faq/howto-fedoracore-rhel-install-linux-kernel-headers/">RHEL / CentOS / Fedora Linux</text:a>.</text:p>
      <text:p text:style-name="P11">2) Next go to your kernel module source code directory and simply create the Makefile file as follows (assuming your kernel module name is foo):<text:line-break/><text:span text:style-name="Source_20_Text">$ vi Makefile</text:span></text:p>
      <text:p text:style-name="P11">3) Add following text to it:</text:p>
      <text:p text:style-name="P15">obj-m = foo.o</text:p>
      <text:p text:style-name="P15">KVERSION = $(shell uname -r)</text:p>
      <text:p text:style-name="P15">all:</text:p>
      <text:p text:style-name="P15"><text:s text:c="8"/>make -C /lib/modules/$(KVERSION)/build M=$(PWD) modules</text:p>
      <text:p text:style-name="P15">clean:</text:p>
      <text:p text:style-name="P16"><text:s text:c="8"/>make -C /lib/modules/$(KVERSION)/build M=$(PWD) clean</text:p>
      <text:p text:style-name="P11"><text:soft-page-break/>4) Compile module using make command (module build can be done by any user) :<text:line-break/><text:span text:style-name="Source_20_Text">$ make</text:span><text:line-break/>It will finally creates the foo.ko module in current directory. You can see all actual compile command stored in .foo* files in same directory.</text:p>
      <text:p text:style-name="P11">5) Once module compiled successfully, load it using insmod or modprobe command. You need to be root user or privileged user to run insmod:<text:line-break/><text:span text:style-name="Source_20_Text"># insmod foo.ko</text:span></text:p>
      <text:h text:style-name="P17" text:outline-level="2">Example: hello.c module</text:h>
      <text:p text:style-name="P11">1) hello.c C source code. Copy following code and save to hello.c<text:line-break/><text:span text:style-name="Source_20_Text">$ mkdir demo; cd demo<text:line-break/>$ vi hello.c</text:span></text:p>
      <text:p text:style-name="P11">2)Add following c source code to it:</text:p>
      <text:p text:style-name="P15">#include &lt;linux/module.h&gt; <text:s text:c="6"/>/* Needed by all modules */</text:p>
      <text:p text:style-name="P15">#include &lt;linux/kernel.h&gt; <text:s text:c="6"/>/* Needed for KERN_INFO */</text:p>
      <text:p text:style-name="P15">#include &lt;linux/init.h&gt; <text:s text:c="8"/>/* Needed for the macros */</text:p>
      <text:p text:style-name="P15"/>
      <text:p text:style-name="P15">static int __init hello_start(void)</text:p>
      <text:p text:style-name="P15">{</text:p>
      <text:p text:style-name="P15">printk(KERN_INFO "Loading hello module...\n");</text:p>
      <text:p text:style-name="P15">printk(KERN_INFO "Hello world\n");</text:p>
      <text:p text:style-name="P15">return 0;</text:p>
      <text:p text:style-name="P15">}</text:p>
      <text:p text:style-name="P15"/>
      <text:p text:style-name="P15">static void __exit hello_end(void)</text:p>
      <text:p text:style-name="P15">{</text:p>
      <text:p text:style-name="P15">printk(KERN_INFO "Goodbye Mr.\n");</text:p>
      <text:p text:style-name="P15">}</text:p>
      <text:p text:style-name="P15"/>
      <text:p text:style-name="P15">module_init(hello_start);</text:p>
      <text:p text:style-name="P16">module_exit(hello_end);</text:p>
      <text:p text:style-name="P11">This is an example modified from original <text:a xlink:type="simple" xlink:href="http://www.tldp.org/LDP/lkmpg/2.6/html/hello2.html">source</text:a> for demonstration purpose.</text:p>
      <text:p text:style-name="P11">3) Save the file. Create new Makefile as follows:<text:line-break/><text:span text:style-name="Source_20_Text">$ vi Makefile</text:span><text:line-break/>Append following make commands:</text:p>
      <text:p text:style-name="P15">obj-m = hello.o</text:p>
      <text:p text:style-name="P15">KVERSION = $(shell uname -r)</text:p>
      <text:p text:style-name="P15">all:</text:p>
      <text:p text:style-name="P15"><text:s text:c="8"/>make -C /lib/modules/$(KVERSION)/build M=$(PWD) modules</text:p>
      <text:p text:style-name="P15">clean:</text:p>
      <text:p text:style-name="P16"><text:s text:c="8"/>make -C /lib/modules/$(KVERSION)/build M=$(PWD) clean</text:p>
      <text:p text:style-name="P11">4) Save and close the file.</text:p>
      <text:p text:style-name="P11">5) Compile hello.c module:<text:line-break/><text:span text:style-name="Source_20_Text">$ make </text:span></text:p>
      <text:p text:style-name="P11">6) Become a root user (use su or sudo) and load the module:<text:line-break/><text:span text:style-name="Source_20_Text">$ su -<text:line-break/></text:span><text:soft-page-break/><text:span text:style-name="Source_20_Text"># insmod hello.ko</text:span></text:p>
      <text:p text:style-name="P11">Note you can see message on screen if you are logged in as root under run level 3.</text:p>
      <text:p text:style-name="P11">7) Verify that module loaded:<text:line-break/><text:span text:style-name="Source_20_Text"># lsmod | less</text:span></text:p>
      <text:p text:style-name="P11">8) See message in /var/log/message file:<text:line-break/><text:span text:style-name="Source_20_Text"># tail -f /var/log/message</text:span></text:p>
      <text:p text:style-name="P11">9) Unload the module:<text:line-break/><text:span text:style-name="Source_20_Text"># rmmod hello</text:span></text:p>
      <text:p text:style-name="P11">10) Load module when Linux system comes up. File /etc/modules use to load kernel boot time. This file should contain the names of kernel modules that are to be loaded at boot time, one per line. First copy your module to /lib/modules/$(uname -r)/kernel/drivers. Following are suggested steps:</text:p>
      <text:p text:style-name="P9">(a) Create directory for hello module:<text:line-break/><text:span text:style-name="Source_20_Text"># mkdir -p /lib/modules/$(uname -r)/kernel/drivers/hello</text:span><text:line-break/>(b) Copy module:<text:line-break/><text:span text:style-name="Source_20_Text"># cp hello.ko /lib/modules/$(uname -r)/kernel/drivers/hello/</text:span><text:line-break/>(c) Edit /etc/modules file under Debian Linux:<text:line-break/><text:span text:style-name="Source_20_Text"># vi /etc/modules</text:span><text:line-break/>(d) Add following line to it:</text:p>
      <text:p text:style-name="P9"/>
      <text:p text:style-name="P4"/>
      <text:p text:style-name="P8"><text:span text:style-name="T3">3.</text:span>An Introduction to Device Drivers in the Linux Kernel</text:p>
      <text:p text:style-name="P13"><text:s/></text:p>
      <text:p text:style-name="Text_20_body">Have you ever wondered how a computer plays audio or shows video? The answer is: by using device drivers. A few years ago we would always install audio or video drivers after installing MS Windows XP. Only then we were able to listen the audio. Let us explore device drivers in this column.<text:line-break/>A device driver (often referred to as driver’) is a piece of software that controls a particular type of device which is connected to the computer system. It provides a software interface to the hardware device, and enables access to the operating system and other applications. There are various types of drivers present in GNU/Linux such as Character, Block, Network and USB drivers. In this column, we will explore only character drivers.<text:line-break/>Character drivers are the most common drivers. They provide unbuffered, direct access to hardware devices. One can think of character drivers as a long sequence of bytes — same as regular files but can be accessed only in sequential order. Character drivers support at least the <text:span text:style-name="Emphasis">open(), close(), read() and write()</text:span> operations. The text console, i.e., <text:span text:style-name="Emphasis">/dev/console</text:span>, serial consoles<text:span text:style-name="Emphasis"> /dev/stty*</text:span>, and audio/video drivers fall under this category.<text:line-break/>To make a device usable there must be a driver present for it. So let us understand how an application accesses data from a device with the help of a driver. We will discuss the following four major entities.</text:p>
      <text:list xml:id="list5430857726602271846" text:style-name="L2">
        <text:list-item>
          <text:p text:style-name="P14"><text:span text:style-name="Strong_20_Emphasis">User-space application</text:span>: This can be any simple utility like <text:span text:style-name="Emphasis">echo,</text:span> or any complex application. </text:p>
        </text:list-item>
        <text:list-item>
          <text:p text:style-name="P14"><text:soft-page-break/><text:span text:style-name="Strong_20_Emphasis">Device file:</text:span> This is a special file that provides an interface for the driver. It is present in the file system as an ordinary file. The application can perform all supported operation on it, just like for an ordinary file. It can <text:span text:style-name="Emphasis">move, copy, delete, rename, read</text:span> and <text:span text:style-name="Emphasis">write</text:span> these device files. </text:p>
        </text:list-item>
        <text:list-item>
          <text:p text:style-name="P14"><text:span text:style-name="Strong_20_Emphasis">Device driver:</text:span> This is the software interface for the device and resides in the kernel space. </text:p>
        </text:list-item>
        <text:list-item>
          <text:p text:style-name="P12"><text:span text:style-name="Strong_20_Emphasis">Device:</text:span> This can be the actual device present at the hardware level, or a pseudo device. </text:p>
        </text:list-item>
      </text:list>
      <text:p text:style-name="Text_20_body">Let us take an example where a user-space application sends data to a character device. Instead of using an actual device we are going to use a pseudo device. As the name suggests, this device is not a physical device. In GNU/Linux <text:span text:style-name="Emphasis">/dev/null</text:span> is the most commonly used pseudo device. This device accepts any kind of data (i.e., input) and simply discards it. And it doesn’t produce any output.<text:line-break/>Let us send some data to the<text:span text:style-name="Emphasis"> /dev/null</text:span> pseudo device:</text:p>
      <text:section text:style-name="Sect1" text:name="highlighter_920082">
        <table:table table:name="Table1" table:style-name="Table1">
          <table:table-column table:style-name="Table1.A"/>
          <table:table-row>
            <table:table-cell table:style-name="Table1.A1" office:value-type="string">
              <text:p text:style-name="Table_20_Contents"><text:span text:style-name="Source_20_Text">[mickey]$ echo</text:span> <text:span text:style-name="Source_20_Text">-n 'a'</text:span> <text:span text:style-name="Source_20_Text">&gt; /dev/null</text:span></text:p>
            </table:table-cell>
          </table:table-row>
        </table:table>
      </text:section>
      <text:p text:style-name="Text_20_body">In the above example, <text:span text:style-name="Emphasis">echo</text:span> is a user-space application and <text:span text:style-name="Emphasis">null</text:span> is a special file present in the <text:span text:style-name="Emphasis">/dev</text:span> directory. There is a null driver present in the kernel to control the pseudo device.<text:line-break/>To send or receive data to and from the device or application, use the corresponding device file that is connected to the driver through the Virtual File System (VFS) layer. Whenever an application wants to perform any operation on the actual device, it performs this on the device file. The VFS layer redirects those operations to the appropriate functions that are implemented inside the driver. This means that whenever an application performs the<text:span text:style-name="Emphasis"> open()</text:span> operation on a device file, in reality the <text:span text:style-name="Emphasis">open()</text:span> function from the driver is invoked, and the same concept applies to the other functions. The implementation of these operations is device-specific.<text:line-break/><text:span text:style-name="Strong_20_Emphasis">Major and minor numbers</text:span><text:line-break/>We have seen that the <text:span text:style-name="Emphasis">echo</text:span> command directly sends data to the device file. Hence, it is clear that to send or receive data to and from the device, the application uses special device files. But how does communication between the device file and the driver take place? It happens via a pair of numbers referred to as major and minor numbers.<text:line-break/>The command below lists the major and minor numbers associated with a character device file:</text:p>
      <text:section text:style-name="Sect1" text:name="highlighter_255134">
        <table:table table:name="Table2" table:style-name="Table2">
          <table:table-column table:style-name="Table2.A"/>
          <table:table-row>
            <table:table-cell table:style-name="Table2.A1" office:value-type="string">
              <text:p text:style-name="Table_20_Contents"><text:span text:style-name="Source_20_Text">[bash]$ ls</text:span> <text:span text:style-name="Source_20_Text">-l /dev/null</text:span></text:p>
              <text:p text:style-name="Table_20_Contents"><text:span text:style-name="Source_20_Text">crw-rw-rw- 1 root root 1, 3 Jul 11 20:47 /dev/null</text:span></text:p>
            </table:table-cell>
          </table:table-row>
        </table:table>
      </text:section>
      <text:p text:style-name="Text_20_body">In the above output there are two numbers separated by a comma (1 and 3). Here, 1 is the major and 3 is the minor number. The major number identifies the driver associated with the device, i.e., which driver is to be used. The minor number is used by the kernel to determine exactly which device is being referred to. For instance, a hard disk may have three partitions. Each partition will have a separate minor number but only one major number, because the same storage driver is used for all the partitions.<text:line-break/>Older kernels used to have a separate major number for each driver. But modern Linux kernels allow multiple drivers to share the same major number. For instance, <text:span text:style-name="Emphasis">/dev/full, /dev/null, /dev/random</text:span> and <text:span text:style-name="Emphasis">/dev/zero</text:span> use the same major number but different minor numbers. The output below illustrates this:</text:p>
      <text:section text:style-name="Sect1" text:name="highlighter_643191">
        <table:table table:name="Table3" table:style-name="Table3">
          <table:table-column table:style-name="Table3.A"/>
          <table:table-row>
            <table:table-cell table:style-name="Table3.A1" office:value-type="string">
              <text:p text:style-name="Table_20_Contents"><text:span text:style-name="Source_20_Text">[bash]$ ls</text:span> <text:span text:style-name="Source_20_Text">-l /dev/full</text:span> <text:span text:style-name="Source_20_Text">/dev/null</text:span> <text:span text:style-name="Source_20_Text">/dev/random</text:span> <text:span text:style-name="Source_20_Text">/dev/zero</text:span></text:p>
              <text:p text:style-name="Table_20_Contents"><text:span text:style-name="Source_20_Text">crw-rw-rw- 1 root root 1, 7 Jul 11 20:47 /dev/full</text:span></text:p>
              <text:p text:style-name="Table_20_Contents"><text:span text:style-name="Source_20_Text">crw-rw-rw- 1 root root 1, 3 Jul 11 20:47 /dev/null</text:span></text:p>
              <text:p text:style-name="Table_20_Contents"><text:span text:style-name="Source_20_Text">crw-rw-rw- 1 root root 1, 8 Jul 11 20:47 /dev/random</text:span></text:p>
              <text:p text:style-name="Table_20_Contents"><text:span text:style-name="Source_20_Text">crw-rw-rw- 1 root root 1, 5 Jul 11 20:47 /dev/zero</text:span></text:p>
            </table:table-cell>
          </table:table-row>
        </table:table>
      </text:section>
      <text:p text:style-name="Text_20_body"><text:soft-page-break/>The kernel uses the<text:span text:style-name="Emphasis"> dev_t</text:span> type to store major and minor numbers. <text:span text:style-name="Emphasis">dev_t</text:span> type is defined in the <text:span text:style-name="Emphasis">&lt;linux/types.h&gt;</text:span> header file. Given below is the representation of<text:span text:style-name="Emphasis"> dev_t</text:span> type from the header file:</text:p>
      <text:section text:style-name="Sect1" text:name="highlighter_813765">
        <table:table table:name="Table4" table:style-name="Table4">
          <table:table-column table:style-name="Table4.A"/>
          <table:table-row>
            <table:table-cell table:style-name="Table4.A1" office:value-type="string">
              <text:p text:style-name="Table_20_Contents"><text:span text:style-name="Source_20_Text">#ifndef _LINUX_TYPES_H</text:span></text:p>
              <text:p text:style-name="Table_20_Contents"><text:span text:style-name="Source_20_Text">#define _LINUX_TYPES_H</text:span></text:p>
              <text:p text:style-name="Table_20_Contents"> </text:p>
              <text:p text:style-name="Table_20_Contents"><text:span text:style-name="Source_20_Text">#define __EXPORTED_HEADERS__</text:span></text:p>
              <text:p text:style-name="Table_20_Contents"><text:span text:style-name="Source_20_Text">#include &lt;uapi/linux/types.h&gt;</text:span></text:p>
              <text:p text:style-name="Table_20_Contents"> </text:p>
              <text:p text:style-name="Table_20_Contents"><text:span text:style-name="Source_20_Text">typedef __u32 __kernel_dev_t;</text:span></text:p>
              <text:p text:style-name="Table_20_Contents"> </text:p>
              <text:p text:style-name="Table_20_Contents"><text:span text:style-name="Source_20_Text">typedef __kernel_dev_t dev_t;</text:span></text:p>
            </table:table-cell>
          </table:table-row>
        </table:table>
      </text:section>
      <text:p text:style-name="Text_20_body"><text:span text:style-name="Emphasis">dev_t</text:span> is an unsigned 32-bit integer, where 12 bits are used to store the major number and the remaining 20 bits are used to store the minor number. But don’t try to extract the major and minor numbers directly. Instead, the kernel provides MAJOR and MINOR macros that can be used to extract the major and minor numbers. The definition of the MAJOR and MINOR macros from the<text:span text:style-name="Emphasis"> &lt;linux/kdev_t.h&gt;</text:span> header file is given below:</text:p>
      <text:section text:style-name="Sect1" text:name="highlighter_233611">
        <table:table table:name="Table5" table:style-name="Table5">
          <table:table-column table:style-name="Table5.A"/>
          <table:table-row>
            <table:table-cell table:style-name="Table5.A1" office:value-type="string">
              <text:p text:style-name="Table_20_Contents"><text:span text:style-name="Source_20_Text">#ifndef _LINUX_KDEV_T_H</text:span></text:p>
              <text:p text:style-name="Table_20_Contents"><text:span text:style-name="Source_20_Text">#define _LINUX_KDEV_T_H</text:span></text:p>
              <text:p text:style-name="Table_20_Contents"> </text:p>
              <text:p text:style-name="Table_20_Contents"><text:span text:style-name="Source_20_Text">#include &lt;uapi/linux/kdev_t.h&gt;</text:span></text:p>
              <text:p text:style-name="Table_20_Contents"> </text:p>
              <text:p text:style-name="Table_20_Contents"><text:span text:style-name="Source_20_Text">#define MINORBITS 20</text:span></text:p>
              <text:p text:style-name="Table_20_Contents"><text:span text:style-name="Source_20_Text">#define MINORMASK ((1U &lt;&lt; MINORBITS) - 1)</text:span></text:p>
              <text:p text:style-name="Table_20_Contents"> </text:p>
              <text:p text:style-name="Table_20_Contents"><text:span text:style-name="Source_20_Text">#define MAJOR(dev) ((unsigned int) ((dev) &gt;&gt; MINORBITS))</text:span></text:p>
              <text:p text:style-name="Table_20_Contents"><text:span text:style-name="Source_20_Text">#define MINOR(dev) ((unsigned int) ((dev) &amp; MINORMASK))</text:span></text:p>
            </table:table-cell>
          </table:table-row>
        </table:table>
      </text:section>
      <text:p text:style-name="Text_20_body">If you have major and minor numbers and you want to convert them to the <text:span text:style-name="Emphasis">dev_t</text:span> type, the MKDEV macro will do the needful. The definition of the MKDEV macro from the <text:span text:style-name="Emphasis">&lt;linux/kdev_t.h&gt;</text:span> header file is given below:</text:p>
      <text:section text:style-name="Sect1" text:name="highlighter_213934">
        <table:table table:name="Table6" table:style-name="Table6">
          <table:table-column table:style-name="Table6.A"/>
          <table:table-row>
            <table:table-cell table:style-name="Table6.A1" office:value-type="string">
              <text:p text:style-name="Table_20_Contents"><text:span text:style-name="Source_20_Text">#define MKDEV(ma,mi) (((ma) &lt;&lt; MINORBITS) | (mi))</text:span></text:p>
            </table:table-cell>
          </table:table-row>
        </table:table>
      </text:section>
      <text:p text:style-name="Text_20_body">We now know what major and minor numbers are and the role they play. Let us see how we can allocate major numbers. Here is the prototype of the<text:span text:style-name="Emphasis"> register_chrdev():</text:span></text:p>
      <text:section text:style-name="Sect1" text:name="highlighter_880991">
        <table:table table:name="Table7" table:style-name="Table7">
          <table:table-column table:style-name="Table7.A"/>
          <table:table-row>
            <table:table-cell table:style-name="Table7.A1" office:value-type="string">
              <text:p text:style-name="Table_20_Contents"><text:span text:style-name="Source_20_Text">int register_chrdev(unsigned int major, const char *name, struct file_operations *fops);</text:span></text:p>
            </table:table-cell>
          </table:table-row>
        </table:table>
      </text:section>
      <text:p text:style-name="Text_20_body">This function registers a major number for character devices. Arguments of this function are self-explanatory. The <text:span text:style-name="Emphasis">major</text:span> argument implies the major number of interest, <text:span text:style-name="Emphasis">name</text:span> is the name of the driver and appears in the <text:span text:style-name="Emphasis">/proc/devices</text:span> area and, finally,<text:span text:style-name="Emphasis"> fops</text:span> is the pointer to the <text:span text:style-name="Emphasis">file_operations</text:span> structure.<text:line-break/>Certain major numbers are reserved for special drivers; hence, one should exclude those and use dynamically allocated major numbers. To allocate a major number dynamically, provide the value zero to the first argument, i.e.,<text:span text:style-name="Emphasis"> major == 0</text:span>. This function will dynamically allocate and return a major number.<text:line-break/>To deallocate an allocated major number use the <text:span text:style-name="Emphasis">unregister_chrdev()</text:span> function. The prototype is given below and the parameters of the function are self-explanatory:</text:p>
      <text:section text:style-name="Sect1" text:name="highlighter_460303">
        <table:table table:name="Table8" table:style-name="Table8">
          <table:table-column table:style-name="Table8.A"/>
          <table:table-row>
            <table:table-cell table:style-name="Table8.A1" office:value-type="string">
              <text:p text:style-name="Table_20_Contents"><text:span text:style-name="Source_20_Text">void unregister_chrdev(unsigned int major, const char *name)</text:span></text:p>
            </table:table-cell>
          </table:table-row>
        </table:table>
      </text:section>
      <text:p text:style-name="Text_20_body">The values of the major and name parameters must be the same as those passed to the <text:soft-page-break/><text:span text:style-name="Emphasis">register_chrdev()</text:span> function; otherwise, the call will fail.<text:line-break/><text:span text:style-name="Strong_20_Emphasis">File operations</text:span><text:line-break/>So we know how to allocate/deallocate the major number, but we haven’t yet connected any of our drivers operations to the major number. To set up a connection, we are going to use the file_operations structure. This structure is defined in the <text:span text:style-name="Emphasis">&lt;linux/fs.h&gt;</text:span> header file.<text:line-break/>Each field in the structure must point to the function in the driver that implements a specific operation, or be left NULL for unsupported operations. The example given below illustrates that.<text:line-break/>Without discussing lengthy theory, let us write our first null driver, which mimics the functionality of a <text:span text:style-name="Emphasis">/dev/null</text:span> pseudo device. Given below is the complete working code for the null driver.<text:line-break/>Open a file using your favourite text editor and save the code given below as <text:span text:style-name="Emphasis">null_driver.c:</text:span></text:p>
      <text:section text:style-name="Sect1" text:name="highlighter_528161">
        <table:table table:name="Table9" table:style-name="Table9">
          <table:table-column table:style-name="Table9.A"/>
          <table:table-row>
            <table:table-cell table:style-name="Table9.A1" office:value-type="string">
              <text:p text:style-name="Table_20_Contents"><text:span text:style-name="Source_20_Text">#include &lt;linux/module.h&gt;</text:span></text:p>
              <text:p text:style-name="Table_20_Contents"><text:span text:style-name="Source_20_Text">#include &lt;linux/kernel.h&gt;</text:span></text:p>
              <text:p text:style-name="Table_20_Contents"><text:span text:style-name="Source_20_Text">#include &lt;linux/fs.h&gt;</text:span></text:p>
              <text:p text:style-name="Table_20_Contents"><text:span text:style-name="Source_20_Text">#include &lt;linux/kdev_t.h&gt;</text:span></text:p>
              <text:p text:style-name="Table_20_Contents"> </text:p>
              <text:p text:style-name="Table_20_Contents"><text:span text:style-name="Source_20_Text">static int major;</text:span></text:p>
              <text:p text:style-name="Table_20_Contents"><text:span text:style-name="Source_20_Text">static char *name = "null_driver";</text:span></text:p>
              <text:p text:style-name="Table_20_Contents"> </text:p>
              <text:p text:style-name="Table_20_Contents"><text:span text:style-name="Source_20_Text">static int null_open(struct inode *i, struct file</text:span> <text:span text:style-name="Source_20_Text">*f)</text:span></text:p>
              <text:p text:style-name="Table_20_Contents"><text:span text:style-name="Source_20_Text">{</text:span></text:p>
              <text:p text:style-name="Table_20_Contents"><text:span text:style-name="Source_20_Text">printk(KERN_INFO "Calling: %s\n", __func__);</text:span></text:p>
              <text:p text:style-name="Table_20_Contents"><text:span text:style-name="Source_20_Text">return</text:span> <text:span text:style-name="Source_20_Text">0;</text:span></text:p>
              <text:p text:style-name="Table_20_Contents"><text:span text:style-name="Source_20_Text">}</text:span></text:p>
              <text:p text:style-name="Table_20_Contents"> </text:p>
              <text:p text:style-name="Table_20_Contents"><text:span text:style-name="Source_20_Text">static int null_release(struct inode *i, struct file</text:span> <text:span text:style-name="Source_20_Text">*f)</text:span></text:p>
              <text:p text:style-name="Table_20_Contents"><text:span text:style-name="Source_20_Text">{</text:span></text:p>
              <text:p text:style-name="Table_20_Contents"><text:span text:style-name="Source_20_Text">printk(KERN_INFO "Calling: %s\n", __func__);</text:span></text:p>
              <text:p text:style-name="Table_20_Contents"><text:span text:style-name="Source_20_Text">return</text:span> <text:span text:style-name="Source_20_Text">0;</text:span></text:p>
              <text:p text:style-name="Table_20_Contents"><text:span text:style-name="Source_20_Text">}</text:span></text:p>
              <text:p text:style-name="Table_20_Contents"> </text:p>
              <text:p text:style-name="Table_20_Contents"><text:span text:style-name="Source_20_Text">static ssize_t null_read(struct file</text:span> <text:span text:style-name="Source_20_Text">*f, char __user *buf, size_t len, loff_t *off)</text:span></text:p>
              <text:p text:style-name="Table_20_Contents"><text:span text:style-name="Source_20_Text">{</text:span></text:p>
              <text:p text:style-name="Table_20_Contents"><text:span text:style-name="Source_20_Text">printk(KERN_INFO "Calling: %s\n", __func__);</text:span></text:p>
              <text:p text:style-name="Table_20_Contents"><text:span text:style-name="Source_20_Text">return</text:span> <text:span text:style-name="Source_20_Text">0;</text:span></text:p>
              <text:p text:style-name="Table_20_Contents"><text:span text:style-name="Source_20_Text">}</text:span></text:p>
              <text:p text:style-name="Table_20_Contents"> </text:p>
              <text:p text:style-name="Table_20_Contents"><text:span text:style-name="Source_20_Text">static ssize_t null_write(struct file</text:span> <text:span text:style-name="Source_20_Text">*f, const char __user *buf, size_t len, loff_t *off)</text:span></text:p>
              <text:p text:style-name="Table_20_Contents"><text:span text:style-name="Source_20_Text">{</text:span></text:p>
              <text:p text:style-name="Table_20_Contents"><text:span text:style-name="Source_20_Text">printk(KERN_INFO "Calling: %s\n", __func__);</text:span></text:p>
              <text:p text:style-name="Table_20_Contents"><text:span text:style-name="Source_20_Text">return</text:span> <text:span text:style-name="Source_20_Text">len;</text:span></text:p>
              <text:p text:style-name="Table_20_Contents"><text:span text:style-name="Source_20_Text">}</text:span></text:p>
              <text:p text:style-name="Table_20_Contents"> </text:p>
              <text:p text:style-name="Table_20_Contents"><text:span text:style-name="Source_20_Text">static struct file_operations null_ops =</text:span></text:p>
              <text:p text:style-name="Table_20_Contents"><text:span text:style-name="Source_20_Text">{</text:span></text:p>
              <text:p text:style-name="Table_20_Contents"><text:span text:style-name="Source_20_Text">.owner = THIS_MODULE,</text:span></text:p>
              <text:p text:style-name="Table_20_Contents"><text:span text:style-name="Source_20_Text">.open</text:span> <text:span text:style-name="Source_20_Text">= null_open,</text:span></text:p>
              <text:p text:style-name="Table_20_Contents"><text:span text:style-name="Source_20_Text">.release = null_release,</text:span></text:p>
              <text:p text:style-name="Table_20_Contents"><text:soft-page-break/><text:span text:style-name="Source_20_Text">.read</text:span> <text:span text:style-name="Source_20_Text">= null_read,</text:span></text:p>
              <text:p text:style-name="Table_20_Contents"><text:span text:style-name="Source_20_Text">.write = null_write</text:span></text:p>
              <text:p text:style-name="Table_20_Contents"><text:span text:style-name="Source_20_Text">};</text:span></text:p>
              <text:p text:style-name="Table_20_Contents"> </text:p>
              <text:p text:style-name="Table_20_Contents"><text:span text:style-name="Source_20_Text">static int __init null_init(void)</text:span></text:p>
              <text:p text:style-name="Table_20_Contents"><text:span text:style-name="Source_20_Text">{</text:span></text:p>
              <text:p text:style-name="Table_20_Contents"><text:span text:style-name="Source_20_Text">major = register_chrdev(0, name, &amp;null_ops);</text:span></text:p>
              <text:p text:style-name="Table_20_Contents"><text:span text:style-name="Source_20_Text">if</text:span> <text:span text:style-name="Source_20_Text">(major &lt; 0) {</text:span></text:p>
              <text:p text:style-name="Table_20_Contents"><text:span text:style-name="Source_20_Text">printk(KERN_INFO "Failed to register driver.");</text:span></text:p>
              <text:p text:style-name="Table_20_Contents"><text:span text:style-name="Source_20_Text">return</text:span> <text:span text:style-name="Source_20_Text">-1;</text:span></text:p>
              <text:p text:style-name="Table_20_Contents"><text:span text:style-name="Source_20_Text">}</text:span></text:p>
              <text:p text:style-name="Table_20_Contents"> </text:p>
              <text:p text:style-name="Table_20_Contents"><text:span text:style-name="Source_20_Text">printk(KERN_INFO "Device registered successfully.\n");</text:span></text:p>
              <text:p text:style-name="Table_20_Contents"><text:span text:style-name="Source_20_Text">return</text:span> <text:span text:style-name="Source_20_Text">0;</text:span></text:p>
              <text:p text:style-name="Table_20_Contents"><text:span text:style-name="Source_20_Text">}</text:span></text:p>
              <text:p text:style-name="Table_20_Contents"> </text:p>
              <text:p text:style-name="Table_20_Contents"><text:span text:style-name="Source_20_Text">static void __exit null_exit(void)</text:span></text:p>
              <text:p text:style-name="Table_20_Contents"><text:span text:style-name="Source_20_Text">{</text:span></text:p>
              <text:p text:style-name="Table_20_Contents"><text:span text:style-name="Source_20_Text">unregister_chrdev(major, name); </text:span></text:p>
              <text:p text:style-name="Table_20_Contents"><text:span text:style-name="Source_20_Text">printk(KERN_INFO "Device unregistered successfully.\n");</text:span></text:p>
              <text:p text:style-name="Table_20_Contents"><text:span text:style-name="Source_20_Text">}</text:span></text:p>
              <text:p text:style-name="Table_20_Contents"> </text:p>
              <text:p text:style-name="Table_20_Contents"><text:span text:style-name="Source_20_Text">module_init(null_init);</text:span></text:p>
              <text:p text:style-name="Table_20_Contents"><text:span text:style-name="Source_20_Text">module_exit(null_exit);</text:span></text:p>
              <text:p text:style-name="Table_20_Contents"> </text:p>
              <text:p text:style-name="Table_20_Contents"><text:span text:style-name="Source_20_Text">MODULE_AUTHOR("Narendra Kangralkar.");</text:span></text:p>
              <text:p text:style-name="Table_20_Contents"><text:span text:style-name="Source_20_Text">MODULE_LICENSE("GPL");</text:span></text:p>
              <text:p text:style-name="Table_20_Contents"><text:span text:style-name="Source_20_Text">MODULE_DESCRIPTION("Null driver");</text:span></text:p>
            </table:table-cell>
          </table:table-row>
        </table:table>
      </text:section>
      <text:p text:style-name="Text_20_body">Our driver code is ready. Let us compile and insert the module. In the article last month, we did learn how to write <text:span text:style-name="Emphasis">Makefile</text:span> for kernel modules.</text:p>
      <text:section text:style-name="Sect1" text:name="highlighter_997423">
        <table:table table:name="Table10" table:style-name="Table10">
          <table:table-column table:style-name="Table10.A"/>
          <table:table-row>
            <table:table-cell table:style-name="Table10.A1" office:value-type="string">
              <text:p text:style-name="Table_20_Contents"><text:span text:style-name="Source_20_Text">[mickey]$ make</text:span></text:p>
              <text:p text:style-name="Table_20_Contents"> </text:p>
              <text:p text:style-name="Table_20_Contents"><text:span text:style-name="Source_20_Text">[root]# insmod ./null_driver.ko</text:span></text:p>
            </table:table-cell>
          </table:table-row>
        </table:table>
      </text:section>
      <text:p text:style-name="Text_20_body">We are now going to create a device file for our driver. But for this we need a major number, and we know that our driver’s <text:span text:style-name="Emphasis">register_chrdev()</text:span> function will allocate the major number dynamically. Let us find out this dynamically allocated major number from <text:span text:style-name="Emphasis">/proc/devices</text:span>, which shows the currently loaded kernel modules:</text:p>
      <text:section text:style-name="Sect1" text:name="highlighter_837377">
        <table:table table:name="Table11" table:style-name="Table11">
          <table:table-column table:style-name="Table11.A"/>
          <table:table-row>
            <table:table-cell table:style-name="Table11.A1" office:value-type="string">
              <text:p text:style-name="Table_20_Contents"><text:span text:style-name="Source_20_Text">[root]# grep "null_driver" /proc/devices </text:span></text:p>
              <text:p text:style-name="Table_20_Contents"><text:span text:style-name="Source_20_Text">248 null_driver</text:span></text:p>
            </table:table-cell>
          </table:table-row>
        </table:table>
      </text:section>
      <text:p text:style-name="Text_20_body">From the above output, we are going to use 248 as a major number for our driver. We are only interested in the major number, and the minor number can be anything within a valid range. I’ll use 0 as the minor number. To create the character device file, use the <text:span text:style-name="Emphasis">mknod</text:span> utility. Please note that to create the device file you must have superuser privileges:</text:p>
      <text:section text:style-name="Sect1" text:name="highlighter_388426">
        <table:table table:name="Table12" table:style-name="Table12">
          <table:table-column table:style-name="Table12.A"/>
          <table:table-row>
            <table:table-cell table:style-name="Table12.A1" office:value-type="string">
              <text:p text:style-name="Table_20_Contents"><text:span text:style-name="Source_20_Text">[root]# mknod /dev/null_driver c 248 0</text:span></text:p>
            </table:table-cell>
          </table:table-row>
        </table:table>
      </text:section>
      <text:p text:style-name="Text_20_body">Now it’s time for the action. Let us send some data to the pseudo device using the echo command and check the output of the<text:span text:style-name="Emphasis"> dmesg</text:span> command:</text:p>
      <text:section text:style-name="Sect1" text:name="highlighter_900239">
        <table:table table:name="Table13" table:style-name="Table13">
          <table:table-column table:style-name="Table13.A"/>
          <table:table-row>
            <table:table-cell table:style-name="Table13.A1" office:value-type="string">
              <text:p text:style-name="Table_20_Contents"><text:span text:style-name="Source_20_Text">[root]# echo "Hello" &gt; /dev/null_driver</text:span></text:p>
              <text:p text:style-name="Table_20_Contents"> </text:p>
              <text:p text:style-name="Table_20_Contents"><text:soft-page-break/><text:span text:style-name="Source_20_Text">[root]# dmesg </text:span></text:p>
              <text:p text:style-name="Table_20_Contents"><text:span text:style-name="Source_20_Text">Device registered successfully.</text:span></text:p>
              <text:p text:style-name="Table_20_Contents"><text:span text:style-name="Source_20_Text">Calling: null_open</text:span></text:p>
              <text:p text:style-name="Table_20_Contents"><text:span text:style-name="Source_20_Text">Calling: null_write</text:span></text:p>
              <text:p text:style-name="Table_20_Contents"><text:span text:style-name="Source_20_Text">Calling: null_release</text:span></text:p>
            </table:table-cell>
          </table:table-row>
        </table:table>
      </text:section>
      <text:p text:style-name="Text_20_body">Yes! We got the expected output. When <text:span text:style-name="Emphasis">open, write, close</text:span> operations are performed on a device file, the appropriate functions from our driver’s code get called. Let us perform the read operation and check the output of the <text:span text:style-name="Emphasis">dmesg</text:span> command:</text:p>
      <text:section text:style-name="Sect1" text:name="highlighter_632646">
        <table:table table:name="Table14" table:style-name="Table14">
          <table:table-column table:style-name="Table14.A"/>
          <table:table-row>
            <table:table-cell table:style-name="Table14.A1" office:value-type="string">
              <text:p text:style-name="Table_20_Contents"><text:span text:style-name="Source_20_Text">[root]# cat /dev/null_driver</text:span></text:p>
              <text:p text:style-name="Table_20_Contents"> </text:p>
              <text:p text:style-name="Table_20_Contents"><text:span text:style-name="Source_20_Text">[root]# dmesg </text:span></text:p>
              <text:p text:style-name="Table_20_Contents"><text:span text:style-name="Source_20_Text">Calling: null_open</text:span></text:p>
              <text:p text:style-name="Table_20_Contents"><text:span text:style-name="Source_20_Text">Calling: null_read</text:span></text:p>
              <text:p text:style-name="Table_20_Contents"><text:span text:style-name="Source_20_Text">Calling: null_release</text:span></text:p>
            </table:table-cell>
          </table:table-row>
        </table:table>
      </text:section>
      <text:p text:style-name="Text_20_body">To make things simple I have used <text:span text:style-name="Emphasis">printk()</text:span> statements in every function. If we remove these statements, then <text:span text:style-name="Emphasis">/dev/null_driver</text:span> will behave exactly the same as the <text:span text:style-name="Emphasis">/dev/null</text:span> pseudo device. Our code is working as expected. Let us understand the details of our character driver.<text:line-break/>First, take a look at the driver’s function. Given below are the prototypes of a few functions from the <text:span text:style-name="Emphasis">file_operations</text:span> structure:</text:p>
      <text:section text:style-name="Sect1" text:name="highlighter_119891">
        <table:table table:name="Table15" table:style-name="Table15">
          <table:table-column table:style-name="Table15.A"/>
          <table:table-row>
            <table:table-cell table:style-name="Table15.A1" office:value-type="string">
              <text:p text:style-name="Table_20_Contents"><text:span text:style-name="Source_20_Text">int (*open)(struct inode *i, struct file</text:span> <text:span text:style-name="Source_20_Text">*f);</text:span></text:p>
              <text:p text:style-name="Table_20_Contents"><text:span text:style-name="Source_20_Text">int (*release)(struct inode *i, struct file</text:span> <text:span text:style-name="Source_20_Text">*f);</text:span></text:p>
              <text:p text:style-name="Table_20_Contents"><text:span text:style-name="Source_20_Text">ssize_t (*read)(struct file</text:span> <text:span text:style-name="Source_20_Text">*f, char __user *buf, size_t len, loff_t *off);</text:span></text:p>
              <text:p text:style-name="Table_20_Contents"><text:span text:style-name="Source_20_Text">ssize_t (*write)(struct file</text:span> <text:span text:style-name="Source_20_Text">*f, const char __user buf*, size_t len, loff_t *off);</text:span></text:p>
            </table:table-cell>
          </table:table-row>
        </table:table>
      </text:section>
      <text:p text:style-name="Text_20_body">The prototype of the <text:span text:style-name="Emphasis">open()</text:span> and <text:span text:style-name="Emphasis">release()</text:span> functions is exactly same. These functions accept two parametersthe first is the pointer to the <text:span text:style-name="Emphasis">inode</text:span> structure. All file-related information such as size, owner, access permissions of the file, file creation timestamps, number of hard-links, etc, is represented by the <text:span text:style-name="Emphasis">inode</text:span> structure. And each open file is represented internally by the<text:span text:style-name="Emphasis"> file</text:span> structure. The <text:span text:style-name="Emphasis">open()</text:span> function is responsible for opening the device and allocation of required resources. The <text:span text:style-name="Emphasis">release()</text:span> function does exactly the reverse job, which closes the device and deallocates the resources.<text:line-break/>As the name suggests, the<text:span text:style-name="Emphasis"> read()</text:span> function reads data from the device and sends it to the application. The first parameter of this function is the pointer to the file structure. The second parameter is the user-space buffer. The third parameter is the size, which implies the number of bytes to be transferred to the user space buffer. And, finally, the fourth parameter is the file offset which updates the current file position. Whenever the <text:span text:style-name="Emphasis">read()</text:span> operation is performed on a device file, the driver should copy len bytes of data from the device to the user-space buffer buf and update the file offset off accordingly. This function returns the number of bytes read successfully. Our null driver doesn’t read anything; that is why the return value is always zero, i.e., EOF.<text:line-break/>The driver’s<text:span text:style-name="Emphasis"> write()</text:span> function accepts the data from the user-space application. The first parameter of this function is the pointer to the file structure. The second parameter is the user-space buffer, which holds the data received from the application. The third parameter is len which is the size of the data. The fourth parameter is the file offset. Whenever the <text:span text:style-name="Emphasis">write()</text:span> operation is performed on a device file, the driver should transfer len bytes of data to the device and update the file offset off accordingly. Our <text:span text:style-name="Emphasis">null</text:span> driver accepts input of any length; hence, return value is always len, i.e., all bytes are <text:soft-page-break/>written successfully.<text:line-break/>In the next step we have initialised the <text:span text:style-name="Emphasis">file_operations</text:span> structure with the appropriate driver’s function. In <text:span text:style-name="Emphasis">initialisation</text:span> function we have done a registration related job, and we are deregistering the character device in <text:span text:style-name="Emphasis">cleanup</text:span> function.</text:p>
      <text:p text:style-name="Text_20_body"><text:span text:style-name="Strong_20_Emphasis">Implementation of the full pseudo driver</text:span><text:line-break/>Let us implement one more pseudo device, namely,<text:span text:style-name="Emphasis"> full</text:span>. Any write operation on this device fails and gives the ENOSPC error. This can be used to test how a program handles disk-full errors. Given below is the complete working code of the full driver:</text:p>
      <text:section text:style-name="Sect1" text:name="highlighter_79717">
        <table:table table:name="Table16" table:style-name="Table16">
          <table:table-column table:style-name="Table16.A"/>
          <table:table-row>
            <table:table-cell table:style-name="Table16.A1" office:value-type="string">
              <text:p text:style-name="Table_20_Contents"><text:span text:style-name="Source_20_Text">#include &lt;linux/module.h&gt;</text:span></text:p>
              <text:p text:style-name="Table_20_Contents"><text:span text:style-name="Source_20_Text">#include &lt;linux/kernel.h&gt;</text:span></text:p>
              <text:p text:style-name="Table_20_Contents"><text:span text:style-name="Source_20_Text">#include &lt;linux/fs.h&gt;</text:span></text:p>
              <text:p text:style-name="Table_20_Contents"><text:span text:style-name="Source_20_Text">#include &lt;linux/kdev_t.h&gt;</text:span></text:p>
              <text:p text:style-name="Table_20_Contents"> </text:p>
              <text:p text:style-name="Table_20_Contents"><text:span text:style-name="Source_20_Text">static int major;</text:span></text:p>
              <text:p text:style-name="Table_20_Contents"><text:span text:style-name="Source_20_Text">static char *name = "full_driver";</text:span></text:p>
              <text:p text:style-name="Table_20_Contents"> </text:p>
              <text:p text:style-name="Table_20_Contents"><text:span text:style-name="Source_20_Text">static int full_open(struct inode *i, struct file</text:span> <text:span text:style-name="Source_20_Text">*f)</text:span></text:p>
              <text:p text:style-name="Table_20_Contents"><text:span text:style-name="Source_20_Text">{</text:span></text:p>
              <text:p text:style-name="Table_20_Contents"><text:span text:style-name="Source_20_Text">return</text:span> <text:span text:style-name="Source_20_Text">0;</text:span></text:p>
              <text:p text:style-name="Table_20_Contents"><text:span text:style-name="Source_20_Text">}</text:span></text:p>
              <text:p text:style-name="Table_20_Contents"> </text:p>
              <text:p text:style-name="Table_20_Contents"><text:span text:style-name="Source_20_Text">static int full_release(struct inode *i, struct file</text:span> <text:span text:style-name="Source_20_Text">*f)</text:span></text:p>
              <text:p text:style-name="Table_20_Contents"><text:span text:style-name="Source_20_Text">{</text:span></text:p>
              <text:p text:style-name="Table_20_Contents"><text:span text:style-name="Source_20_Text">return</text:span> <text:span text:style-name="Source_20_Text">0;</text:span></text:p>
              <text:p text:style-name="Table_20_Contents"><text:span text:style-name="Source_20_Text">}</text:span></text:p>
              <text:p text:style-name="Table_20_Contents"> </text:p>
              <text:p text:style-name="Table_20_Contents"><text:span text:style-name="Source_20_Text">static ssize_t full_read(struct file</text:span> <text:span text:style-name="Source_20_Text">*f, char __user *buf, size_t len, loff_t *off)</text:span></text:p>
              <text:p text:style-name="Table_20_Contents"><text:span text:style-name="Source_20_Text">{</text:span></text:p>
              <text:p text:style-name="Table_20_Contents"><text:span text:style-name="Source_20_Text">return</text:span> <text:span text:style-name="Source_20_Text">0;</text:span></text:p>
              <text:p text:style-name="Table_20_Contents"><text:span text:style-name="Source_20_Text">}</text:span></text:p>
              <text:p text:style-name="Table_20_Contents"> </text:p>
              <text:p text:style-name="Table_20_Contents"><text:span text:style-name="Source_20_Text">static ssize_t full_write(struct file</text:span> <text:span text:style-name="Source_20_Text">*f, const char __user *buf, size_t len, loff_t *off)</text:span></text:p>
              <text:p text:style-name="Table_20_Contents"><text:span text:style-name="Source_20_Text">{</text:span></text:p>
              <text:p text:style-name="Table_20_Contents"><text:span text:style-name="Source_20_Text">return</text:span> <text:span text:style-name="Source_20_Text">-ENOSPC;</text:span></text:p>
              <text:p text:style-name="Table_20_Contents"><text:span text:style-name="Source_20_Text">}</text:span></text:p>
              <text:p text:style-name="Table_20_Contents"> </text:p>
              <text:p text:style-name="Table_20_Contents"><text:span text:style-name="Source_20_Text">static struct file_operations full_ops =</text:span></text:p>
              <text:p text:style-name="Table_20_Contents"><text:span text:style-name="Source_20_Text">{</text:span></text:p>
              <text:p text:style-name="Table_20_Contents"><text:span text:style-name="Source_20_Text">.owner = THIS_MODULE,</text:span></text:p>
              <text:p text:style-name="Table_20_Contents"><text:span text:style-name="Source_20_Text">.open</text:span> <text:span text:style-name="Source_20_Text">= full_open,</text:span></text:p>
              <text:p text:style-name="Table_20_Contents"><text:span text:style-name="Source_20_Text">.release = full_release,</text:span></text:p>
              <text:p text:style-name="Table_20_Contents"><text:span text:style-name="Source_20_Text">.read</text:span> <text:span text:style-name="Source_20_Text">= full_read,</text:span></text:p>
              <text:p text:style-name="Table_20_Contents"><text:span text:style-name="Source_20_Text">.write = full_write</text:span></text:p>
              <text:p text:style-name="Table_20_Contents"><text:span text:style-name="Source_20_Text">};</text:span></text:p>
              <text:p text:style-name="Table_20_Contents"> </text:p>
              <text:p text:style-name="Table_20_Contents"><text:span text:style-name="Source_20_Text">static int __init full_init(void)</text:span></text:p>
              <text:p text:style-name="Table_20_Contents"><text:span text:style-name="Source_20_Text">{</text:span></text:p>
              <text:p text:style-name="Table_20_Contents"><text:soft-page-break/><text:span text:style-name="Source_20_Text">major = register_chrdev(0, name, &amp;full_ops);</text:span></text:p>
              <text:p text:style-name="Table_20_Contents"><text:span text:style-name="Source_20_Text">if</text:span> <text:span text:style-name="Source_20_Text">(major &lt; 0) {</text:span></text:p>
              <text:p text:style-name="Table_20_Contents"><text:span text:style-name="Source_20_Text">printk(KERN_INFO "Failed to register driver.");</text:span></text:p>
              <text:p text:style-name="Table_20_Contents"><text:span text:style-name="Source_20_Text">return</text:span> <text:span text:style-name="Source_20_Text">-1;</text:span></text:p>
              <text:p text:style-name="Table_20_Contents"><text:span text:style-name="Source_20_Text">}</text:span></text:p>
              <text:p text:style-name="Table_20_Contents"> </text:p>
              <text:p text:style-name="Table_20_Contents"><text:span text:style-name="Source_20_Text">return</text:span> <text:span text:style-name="Source_20_Text">0;</text:span></text:p>
              <text:p text:style-name="Table_20_Contents"><text:span text:style-name="Source_20_Text">}</text:span></text:p>
              <text:p text:style-name="Table_20_Contents"> </text:p>
              <text:p text:style-name="Table_20_Contents"><text:span text:style-name="Source_20_Text">static void __exit full_exit(void)</text:span></text:p>
              <text:p text:style-name="Table_20_Contents"><text:span text:style-name="Source_20_Text">{</text:span></text:p>
              <text:p text:style-name="Table_20_Contents"><text:span text:style-name="Source_20_Text">unregister_chrdev(major, name); </text:span></text:p>
              <text:p text:style-name="Table_20_Contents"><text:span text:style-name="Source_20_Text">}</text:span></text:p>
              <text:p text:style-name="Table_20_Contents"> </text:p>
              <text:p text:style-name="Table_20_Contents"><text:span text:style-name="Source_20_Text">module_init(full_init);</text:span></text:p>
              <text:p text:style-name="Table_20_Contents"><text:span text:style-name="Source_20_Text">module_exit(full_exit);</text:span></text:p>
              <text:p text:style-name="Table_20_Contents"> </text:p>
              <text:p text:style-name="Table_20_Contents"><text:span text:style-name="Source_20_Text">MODULE_AUTHOR("Narendra Kangralkar.");</text:span></text:p>
              <text:p text:style-name="Table_20_Contents"><text:span text:style-name="Source_20_Text">MODULE_LICENSE("GPL");</text:span></text:p>
              <text:p text:style-name="Table_20_Contents"><text:span text:style-name="Source_20_Text">MODULE_DESCRIPTION("Full driver");</text:span></text:p>
              <text:p text:style-name="Table_20_Contents"> </text:p>
              <text:p text:style-name="Table_20_Contents"><text:span text:style-name="Source_20_Text">Let us compile and insert the module.</text:span></text:p>
              <text:p text:style-name="Table_20_Contents"> </text:p>
              <text:p text:style-name="Table_20_Contents"><text:span text:style-name="Source_20_Text">[mickey]$ make</text:span></text:p>
              <text:p text:style-name="Table_20_Contents"> </text:p>
              <text:p text:style-name="Table_20_Contents"><text:span text:style-name="Source_20_Text">[root]# insmod ./full_driver.ko</text:span></text:p>
              <text:p text:style-name="Table_20_Contents"> </text:p>
              <text:p text:style-name="Table_20_Contents"><text:span text:style-name="Source_20_Text">[root]# grep "full_driver" /proc/devices</text:span></text:p>
              <text:p text:style-name="Table_20_Contents"><text:span text:style-name="Source_20_Text">248 full_driver</text:span></text:p>
              <text:p text:style-name="Table_20_Contents"> </text:p>
              <text:p text:style-name="Table_20_Contents"><text:span text:style-name="Source_20_Text">[root]# mknod /dev/full_driver c 248 0</text:span></text:p>
              <text:p text:style-name="Table_20_Contents"> </text:p>
              <text:p text:style-name="Table_20_Contents"><text:span text:style-name="Source_20_Text">[root]# echo "Hello" &gt; /dev/full_driver</text:span></text:p>
              <text:p text:style-name="Table_20_Contents"><text:span text:style-name="Source_20_Text">-bash: echo: write error: No space left on device</text:span></text:p>
            </table:table-cell>
          </table:table-row>
        </table:table>
      </text:section>
      <text:p text:style-name="Text_20_body">If you want to learn more about GNU/Linux device drivers, the Linux kernel’s source code is the best place to do so. You can browse the kernel’s source code from<text:span text:style-name="Emphasis"> http://lxr.free-electrons.com/</text:span>. You can also download the latest source code from <text:span text:style-name="Emphasis">https://www.kernel.org/</text:span>. Additionally, there are a few good books available in the market like Linux Kernel Development’ (3rd Edition) by Robert Love, and Linux Device Drivers’ (3rd Edition) which is a free book. You can download it from<text:span text:style-name="Emphasis"> http://lwn.net/Kernel/LDD3/</text:span>. These books also explain kernel debugging tools and technique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2T12:18:52.424878879</meta:creation-date>
    <dc:date>2017-06-22T13:07:21.387051187</dc:date>
    <meta:editing-duration>PT1M36S</meta:editing-duration>
    <meta:editing-cycles>3</meta:editing-cycles>
    <meta:generator>LibreOffice/4.2.8.2$Linux_X86_64 LibreOffice_project/420m0$Build-2</meta:generator>
    <meta:document-statistic meta:table-count="16" meta:image-count="0" meta:object-count="0" meta:page-count="10" meta:paragraph-count="285" meta:word-count="3242" meta:character-count="20263" meta:non-whitespace-character-count="17161"/>
  </office:meta>
</office:document-meta>
</file>